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79pt"/>
    </style:style>
    <style:style style:name="co2" style:family="table-column">
      <style:table-column-properties fo:break-before="auto" style:column-width="97.26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4pt" svg:height="255.23pt" svg:x="15.59pt" svg:y="124.24pt">
            <loext:p draw:notify-on-update-of-ranges="Sheet1.A2:Sheet1.A2 Sheet1.A3:Sheet1.A8 Sheet1.B2:Sheet1.B2 Sheet1.B3:Sheet1.B8 Sheet1.C2:Sheet1.C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Lab 6: Experiment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Vector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01021" calcext:value-type="float">
            <text:p>0.000001021</text:p>
          </table:table-cell>
          <table:table-cell table:style-name="ce1" office:value-type="float" office:value="0.000002771" calcext:value-type="float">
            <text:p>0.00000277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float" office:value="0.000000389" calcext:value-type="float">
            <text:p>0.000000389</text:p>
          </table:table-cell>
          <table:table-cell table:style-name="ce1" office:value-type="float" office:value="0.000000121" calcext:value-type="float">
            <text:p>0.000000121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0.0000008" calcext:value-type="float">
            <text:p>0.0000008</text:p>
          </table:table-cell>
          <table:table-cell table:style-name="ce1" office:value-type="float" office:value="0.000000112" calcext:value-type="float">
            <text:p>0.000000112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style-name="ce1" office:value-type="float" office:value="0.000004194" calcext:value-type="float">
            <text:p>0.000004194</text:p>
          </table:table-cell>
          <table:table-cell table:style-name="ce1" office:value-type="float" office:value="0.000000119" calcext:value-type="float">
            <text:p>0.000000119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style-name="ce1" office:value-type="float" office:value="0.000071274" calcext:value-type="float">
            <text:p>0.000071274</text:p>
          </table:table-cell>
          <table:table-cell table:style-name="ce1" office:value-type="float" office:value="0.000000072" calcext:value-type="float">
            <text:p>0.000000072</text:p>
          </table:table-cell>
          <table:table-cell table:number-columns-repeated="2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table:style-name="ce1" office:value-type="float" office:value="0.000627776" calcext:value-type="float">
            <text:p>0.000627776</text:p>
          </table:table-cell>
          <table:table-cell table:style-name="ce1" office:value-type="float" office:value="0.000000068" calcext:value-type="float">
            <text:p>0.000000068</text:p>
          </table:table-cell>
          <table:table-cell table:number-columns-repeated="2"/>
        </table:table-row>
        <table:table-row table:style-name="ro1" table:number-rows-repeated="23">
          <table:table-cell table:number-columns-repeated="5"/>
        </table:table-row>
        <table:table-row table:style-name="ro1">
          <table:table-cell office:value-type="string" calcext:value-type="string">
            <text:p>as the vector grows larger, the time needed to append an item to the end grows as well.</text:p>
          </table:table-cell>
          <table:table-cell table:number-columns-repeated="3"/>
          <table:table-cell office:value-type="string" calcext:value-type="string">
            <text:p>as well. The big Oh notation is O(n) for timeAppendToVectorOfSize(n) and timeRepeatedAppendUntilVectorIsSize(n).</text:p>
          </table:table-cell>
        </table:table-row>
        <table:table-row table:style-name="ro1">
          <table:table-cell office:value-type="string" calcext:value-type="string">
            <text:p>as the List grows, the time needed to append an item to the end remains constant.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time needed to append an item to a list is constant ( O(1) ) while the time needed to append to a vector is exponential ( O(2^n) 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13:28:22.641520940</meta:creation-date>
    <dc:date>2017-10-17T13:43:24.834643430</dc:date>
    <meta:editing-duration>PT4M42S</meta:editing-duration>
    <meta:editing-cycles>1</meta:editing-cycles>
    <meta:document-statistic meta:table-count="1" meta:cell-count="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legend chart:legend-position="end" svg:x="13.692cm" svg:y="3.954cm" style:legend-expansion="high" chart:style-name="ch2"/>
        <chart:plot-area chart:style-name="ch3" table:cell-range-address="Sheet1.A2:Sheet1.C8" chart:data-source-has-labels="both" svg:x="0.32cm" svg:y="0.18cm" svg:width="13.052cm" svg:height="8.645cm">
          <chartooo:coordinate-region svg:x="1.603cm" svg:y="0.379cm" svg:width="11.119cm" svg:height="7.799cm"/>
          <chart:axis chart:dimension="x" chart:name="primary-x" chart:style-name="ch4" chartooo:axis-type="auto">
            <chartooo:date-scale/>
            <chart:categories table:cell-range-address="Sheet1.A3:Sheet1.A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:Sheet1.B8" chart:label-cell-address="Sheet1.B2:Sheet1.B2" chart:class="chart:line">
            <chart:data-point chart:repeated="6"/>
          </chart:series>
          <chart:series chart:style-name="ch7" chart:values-cell-range-address="Sheet1.C3:Sheet1.C8" chart:label-cell-address="Sheet1.C2:Sheet1.C2" chart:class="chart:line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ctor</text:p>
                <draw:g>
                  <svg:desc>Sheet1.B2:Sheet1.B2</svg:desc>
                </draw:g>
              </table:table-cell>
              <table:table-cell office:value-type="string">
                <text:p>List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3:Sheet1.A8</svg:desc>
                </draw:g>
              </table:table-cell>
              <table:table-cell office:value-type="float" office:value="0.000001021">
                <text:p>0.000001021</text:p>
                <draw:g>
                  <svg:desc>Sheet1.B3:Sheet1.B8</svg:desc>
                </draw:g>
              </table:table-cell>
              <table:table-cell office:value-type="float" office:value="0.000002771">
                <text:p>0.000002771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000389">
                <text:p>0.000000389</text:p>
              </table:table-cell>
              <table:table-cell office:value-type="float" office:value="0.000000121">
                <text:p>0.00000012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00008">
                <text:p>0.0000008</text:p>
              </table:table-cell>
              <table:table-cell office:value-type="float" office:value="0.000000112">
                <text:p>0.00000011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0004194">
                <text:p>0.000004194</text:p>
              </table:table-cell>
              <table:table-cell office:value-type="float" office:value="0.000000119">
                <text:p>0.00000011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0071274">
                <text:p>0.000071274</text:p>
              </table:table-cell>
              <table:table-cell office:value-type="float" office:value="0.000000072">
                <text:p>0.00000007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00627776">
                <text:p>0.000627776</text:p>
              </table:table-cell>
              <table:table-cell office:value-type="float" office:value="0.000000068">
                <text:p>0.000000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